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4.2665in"/>
    </style:style>
    <style:style style:name="co2" style:family="table-column">
      <style:table-column-properties fo:break-before="auto" style:column-width="5.5535in"/>
    </style:style>
    <style:style style:name="co3" style:family="table-column">
      <style:table-column-properties fo:break-before="auto" style:column-width="1.4575in"/>
    </style:style>
    <style:style style:name="co4" style:family="table-column">
      <style:table-column-properties fo:break-before="auto" style:column-width="1.3508in"/>
    </style:style>
    <style:style style:name="co5" style:family="table-column">
      <style:table-column-properties fo:break-before="auto" style:column-width="1.3398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1" table:default-cell-style-name="ce141"/>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number-columns-repeated="58" table:default-cell-style-name="ce14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1">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1">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1">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1">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1">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1">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1">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1">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1">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59" office:value-type="string" calcext:value-type="string">
            <text:p>ثنائی مرموز اعشاریہ</text:p>
          </table:table-cell>
          <table:table-cell table:number-columns-repeated="1022"/>
        </table:table-row>
        <table:table-row table:style-name="ro1">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1">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 [data bus, address bus]</text:p>
          </table:table-cell>
          <table:table-cell office:value-type="string" calcext:value-type="string">
            <text:p>گزرگاہ، [مواد کی گزرگاہ، پتہ کی گزرگاہ]</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4.4764in" svg:y="238.9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1">
          <table:table-cell office:value-type="string" calcext:value-type="string">
            <text:p>code: password</text:p>
          </table:table-cell>
          <table:table-cell office:value-type="string" calcext:value-type="string">
            <text:p>شعار</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1">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1">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1">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1">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1">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1">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1">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1">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1">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1">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199.1992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1">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1">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1">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1">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1">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1">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1">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1">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1">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1">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1">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1">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1">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1">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1">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1">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4">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14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1">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1">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1">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1">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1">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1">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1">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1">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1">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1">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1">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1">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1">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1">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arnaugh maps </text:p>
          </table:table-cell>
          <table:table-cell office:value-type="string" calcext:value-type="string">
            <text:p>کارناف نقشہ جات</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gic</text:p>
          </table:table-cell>
          <table:table-cell office:value-type="string" calcext:value-type="string">
            <text:p>منطق</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cation tables</text:p>
          </table:table-cell>
          <table:table-cell office:value-type="string" calcext:value-type="string">
            <text:p>پہاڑا</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1">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1">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1">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1">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89"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89"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189"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text:span text:style-name="T11">شعار</text:span>، [سم سم کھل جا]</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144"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1">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1">
          <table:table-cell office:value-type="string" calcext:value-type="string">
            <text:p>pulse generator</text:p>
          </table:table-cell>
          <table:table-cell office:value-type="string" calcext:value-type="string">
            <text:p>دھڑکن پیدا کار</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1">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1">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144" office:value-type="string" calcext:value-type="string">
            <text:p><text:span text:style-name="T4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44"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1">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1">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1">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1">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1">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71" office:value-type="string" calcext:value-type="string">
            <text:p>دورانیہ ردِ عمل، تاخیر</text:p>
          </table:table-cell>
          <table:table-cell table:number-columns-repeated="1022"/>
        </table:table-row>
        <table:table-row table:style-name="ro1">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1">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1">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1">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958">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1-05T17:08:11.328405423</dc:date>
    <meta:editing-duration>P114DT12H45M22S</meta:editing-duration>
    <meta:editing-cycles>4938</meta:editing-cycles>
    <meta:generator>LibreOffice/7.3.7.2$Linux_X86_64 LibreOffice_project/30$Build-2</meta:generator>
    <meta:document-statistic meta:table-count="9" meta:cell-count="760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